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3681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4972in"/>
    </style:style>
    <style:style style:name="co10" style:family="table-column">
      <style:table-column-properties fo:break-before="auto" style:column-width="1.2346in"/>
    </style:style>
    <style:style style:name="co11" style:family="table-column">
      <style:table-column-properties fo:break-before="auto" style:column-width="1.8984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9425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5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2772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5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16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5.2366in" svg:height="5.8035in" svg:x="1.7579in" svg:y="7.6827in">
            <draw:object draw:notify-on-update-of-ranges="RESULTS.A17:RESULTS.A20 RESULTS.C17:RESULTS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0.2268in" svg:height="0.2772in" draw:transform="rotate (1.5707963267949) translate (1.88228346456693in 10.0582677165354in)">
            <draw:text-box>
              <text:p><text:span text:style-name="T1">9</text:span></text:p>
            </draw:text-box>
          </draw:frame>
          <draw:frame draw:z-index="2" draw:style-name="gr3" draw:text-style-name="P2" svg:width="0.5012in" svg:height="0.385in" draw:transform="rotate (1.5707963267949) translate (2.20944881889764in 10.0657480314961in)">
            <draw:text-box>
              <text:p><text:span text:style-name="T1">opt</text:span></text:p>
            </draw:text-box>
          </draw:frame>
          <draw:frame draw:z-index="3" draw:style-name="gr1" draw:text-style-name="P1" svg:width="5.2366in" svg:height="5.8035in" svg:x="8.0894in" svg:y="7.7106in">
            <draw:object draw:notify-on-update-of-ranges="RESULTS.A12:RESULTS.A15 RESULTS.C12:RESULTS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4" draw:text-style-name="P2" svg:width="0.3614in" svg:height="0.3165in" draw:transform="rotate (1.5707963267949) translate (8.2507874015748in 10.1287401574803in)">
            <draw:text-box>
              <text:p><text:span text:style-name="T1">15</text:span></text:p>
            </draw:text-box>
          </draw:frame>
          <draw:frame draw:z-index="5" draw:style-name="gr4" draw:text-style-name="P2" svg:width="0.3614in" svg:height="0.3165in" draw:transform="rotate (1.5707963267949) translate (8.60157480314961in 10.148031496063in)">
            <draw:text-box>
              <text:p><text:span text:style-name="T1">h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number-columns-repeated="25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5" office:value-type="string" calcext:value-type="string" table:number-columns-spanned="11" table:number-rows-spanned="1">
            <text:p>Relative improvement over the best result of heuristics averaged over 22 instance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2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7910.39621021501" calcext:value-type="float">
            <text:p>7910.39621021501</text:p>
          </table:table-cell>
          <table:table-cell table:style-name="ce19" table:number-columns-repeated="2"/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9" office:value-type="float" office:value="122527.859093309" calcext:value-type="float">
            <text:p>122527.859093309</text:p>
          </table:table-cell>
          <table:table-cell table:style-name="ce19" office:value-type="float" office:value="6290.35582656011" calcext:value-type="float">
            <text:p>6290.35582656011</text:p>
          </table:table-cell>
          <table:table-cell table:style-name="ce19" office:value-type="float" office:value="6753.34509089076" calcext:value-type="float">
            <text:p>6753.34509089076</text:p>
          </table:table-cell>
          <table:table-cell table:style-name="ce19" office:value-type="float" office:value="16084.461275953" calcext:value-type="float">
            <text:p>16084.461275953</text:p>
          </table:table-cell>
          <table:table-cell table:style-name="ce19" office:value-type="float" office:value="665.185957401641" calcext:value-type="float">
            <text:p>665.185957401641</text:p>
          </table:table-cell>
          <table:table-cell table:style-name="ce19" office:value-type="float" office:value="7155" calcext:value-type="float">
            <text:p>7155</text:p>
          </table:table-cell>
          <table:table-cell table:style-name="ce19" office:value-type="float" office:value="71496.4462589178" calcext:value-type="float">
            <text:p>71496.4462589178</text:p>
          </table:table-cell>
          <table:table-cell table:style-name="ce19" office:value-type="float" office:value="21630.3357524438" calcext:value-type="float">
            <text:p>21630.3357524438</text:p>
          </table:table-cell>
          <table:table-cell table:style-name="ce19" office:value-type="float" office:value="27299.2361758235" calcext:value-type="float">
            <text:p>27299.2361758235</text:p>
          </table:table-cell>
          <table:table-cell table:style-name="ce19" office:value-type="float" office:value="22690.9705308375" calcext:value-type="float">
            <text:p>22690.9705308375</text:p>
          </table:table-cell>
          <table:table-cell table:style-name="ce19" office:value-type="float" office:value="26702.6255271639" calcext:value-type="float">
            <text:p>26702.6255271639</text:p>
          </table:table-cell>
          <table:table-cell table:style-name="ce19" office:value-type="float" office:value="20926.3524874931" calcext:value-type="float">
            <text:p>20926.3524874931</text:p>
          </table:table-cell>
          <table:table-cell table:style-name="ce19" office:value-type="float" office:value="21684.3979839534" calcext:value-type="float">
            <text:p>21684.3979839534</text:p>
          </table:table-cell>
          <table:table-cell table:style-name="ce19"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table:style-name="ce19" office:value-type="float" office:value="45072.168108085" calcext:value-type="float">
            <text:p>45072.168108085</text:p>
          </table:table-cell>
          <table:table-cell table:style-name="ce19" office:value-type="float" office:value="59936.5348678197" calcext:value-type="float">
            <text:p>59936.5348678197</text:p>
          </table:table-cell>
          <table:table-cell table:style-name="ce19" office:value-type="float" office:value="101820.559181615" calcext:value-type="float">
            <text:p>101820.559181615</text:p>
          </table:table-cell>
          <table:table-cell table:style-name="ce19" office:value-type="float" office:value="59334.5004365251" calcext:value-type="float">
            <text:p>59334.5004365251</text:p>
          </table:table-cell>
          <table:table-cell table:style-name="ce19" office:value-type="float" office:value="73840.6639992032" calcext:value-type="float">
            <text:p>73840.6639992032</text:p>
          </table:table-cell>
          <table:table-cell table:style-name="ce19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table:style-name="ce19" office:value-type="float" office:value="21683" calcext:value-type="float">
            <text:p>21683</text:p>
          </table:table-cell>
          <table:table-cell table:style-name="ce19" office:value-type="float" office:value="44426.5104279153" calcext:value-type="float">
            <text:p>44426.5104279153</text:p>
          </table:table-cell>
          <table:table-cell table:style-name="ce131" table:number-columns-repeated="10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4"/>
          <table:table-cell table:style-name="ce23" table:number-columns-repeated="2"/>
          <table:table-cell table:style-name="ce19" table:number-columns-repeated="18"/>
          <table:table-cell table:style-name="ce131" table:number-columns-repeated="10"/>
          <table:table-cell table:number-columns-repeated="6"/>
        </table:table-row>
        <table:table-row table:style-name="ro4">
          <table:table-cell table:style-name="ce3" table:number-columns-repeated="3"/>
          <table:table-cell table:style-name="ce21" office:value-type="string" calcext:value-type="string" table:number-columns-spanned="11" table:number-rows-spanned="1">
            <text:p>Absolute values</text:p>
          </table:table-cell>
          <table:covered-table-cell table:number-columns-repeated="3" table:style-name="ce3"/>
          <table:covered-table-cell table:number-columns-repeated="2" table:style-name="ce30"/>
          <table:covered-table-cell table:number-columns-repeated="5" table:style-name="ce3"/>
          <table:table-cell table:style-name="ce61" table:number-columns-repeated="29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number-columns-repeated="2"/>
          <table:table-cell office:value-type="float" office:value="121653.237890661" calcext:value-type="float">
            <text:p>121653.237890661</text:p>
          </table:table-cell>
          <table:table-cell office:value-type="float" office:value="6290.35582656011" calcext:value-type="float">
            <text:p>6290.35582656011</text:p>
          </table:table-cell>
          <table:table-cell office:value-type="float" office:value="6752.28519873742" calcext:value-type="float">
            <text:p>6752.28519873742</text:p>
          </table:table-cell>
          <table:table-cell office:value-type="float" office:value="16084.461275953" calcext:value-type="float">
            <text:p>16084.461275953</text:p>
          </table:table-cell>
          <table:table-cell table:style-name="Default" office:value-type="float" office:value="660.789396809179" calcext:value-type="float">
            <text:p>660.789396809179</text:p>
          </table:table-cell>
          <table:table-cell table:style-name="Default" office:value-type="float" office:value="7136.33333333333" calcext:value-type="float">
            <text:p>7136.33333333333</text:p>
          </table:table-cell>
          <table:table-cell office:value-type="float" office:value="71199.8145214943" calcext:value-type="float">
            <text:p>71199.8145214943</text:p>
          </table:table-cell>
          <table:table-cell office:value-type="float" office:value="21498.1886968334" calcext:value-type="float">
            <text:p>21498.1886968334</text:p>
          </table:table-cell>
          <table:table-cell office:value-type="float" office:value="27184.9844680142" calcext:value-type="float">
            <text:p>27184.9844680142</text:p>
          </table:table-cell>
          <table:table-cell office:value-type="float" office:value="22498.4898598959" calcext:value-type="float">
            <text:p>22498.4898598959</text:p>
          </table:table-cell>
          <table:table-cell office:value-type="float" office:value="26702.6255271639" calcext:value-type="float">
            <text:p>26702.6255271639</text:p>
          </table:table-cell>
          <table:table-cell office:value-type="float" office:value="20821.1300535898" calcext:value-type="float">
            <text:p>20821.1300535898</text:p>
          </table:table-cell>
          <table:table-cell office:value-type="float" office:value="21681.625451823" calcext:value-type="float">
            <text:p>21681.625451823</text:p>
          </table:table-cell>
          <table:table-cell office:value-type="float" office:value="22471.3355492809" calcext:value-type="float">
            <text:p>22471.3355492809</text:p>
          </table:table-cell>
          <table:table-cell office:value-type="float" office:value="14626.4222722864" calcext:value-type="float">
            <text:p>14626.4222722864</text:p>
          </table:table-cell>
          <table:table-cell office:value-type="float" office:value="44618.9412087921" calcext:value-type="float">
            <text:p>44618.9412087921</text:p>
          </table:table-cell>
          <table:table-cell office:value-type="float" office:value="59852.2178179931" calcext:value-type="float">
            <text:p>59852.2178179931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010.1073497882" calcext:value-type="float">
            <text:p>59010.1073497882</text:p>
          </table:table-cell>
          <table:table-cell office:value-type="float" office:value="73840.6639992032" calcext:value-type="float">
            <text:p>73840.6639992032</text:p>
          </table:table-cell>
          <table:table-cell office:value-type="float" office:value="2520.96473011101" calcext:value-type="float">
            <text:p>2520.96473011101</text:p>
          </table:table-cell>
          <table:table-cell office:value-type="float" office:value="8067.84084874543" calcext:value-type="float">
            <text:p>8067.84084874543</text:p>
          </table:table-cell>
          <table:table-cell office:value-type="float" office:value="21608" calcext:value-type="float">
            <text:p>21608</text:p>
          </table:table-cell>
          <table:table-cell office:value-type="float" office:value="44154.0430133171" calcext:value-type="float">
            <text:p>44154.0430133171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number-columns-repeated="2"/>
          <table:table-cell office:value-type="float" office:value="120222.340384814" calcext:value-type="float">
            <text:p>120222.340384814</text:p>
          </table:table-cell>
          <table:table-cell office:value-type="float" office:value="6247.0841828554" calcext:value-type="float">
            <text:p>6247.0841828554</text:p>
          </table:table-cell>
          <table:table-cell office:value-type="float" office:value="6657.66650469472" calcext:value-type="float">
            <text:p>6657.66650469472</text:p>
          </table:table-cell>
          <table:table-cell office:value-type="float" office:value="15958.0137922424" calcext:value-type="float">
            <text:p>15958.0137922424</text:p>
          </table:table-cell>
          <table:table-cell table:style-name="Default" office:value-type="float" office:value="651.671746238308" calcext:value-type="float">
            <text:p>651.671746238308</text:p>
          </table:table-cell>
          <table:table-cell table:style-name="Default" office:value-type="float" office:value="7059" calcext:value-type="float">
            <text:p>7059</text:p>
          </table:table-cell>
          <table:table-cell office:value-type="float" office:value="70914.4408191443" calcext:value-type="float">
            <text:p>70914.4408191443</text:p>
          </table:table-cell>
          <table:table-cell office:value-type="float" office:value="21381.3018322553" calcext:value-type="float">
            <text:p>21381.3018322553</text:p>
          </table:table-cell>
          <table:table-cell office:value-type="float" office:value="26953.2683018786" calcext:value-type="float">
            <text:p>26953.2683018786</text:p>
          </table:table-cell>
          <table:table-cell office:value-type="float" office:value="22453.9031208719" calcext:value-type="float">
            <text:p>22453.9031208719</text:p>
          </table:table-cell>
          <table:table-cell office:value-type="float" office:value="26197.8084372462" calcext:value-type="float">
            <text:p>26197.8084372462</text:p>
          </table:table-cell>
          <table:table-cell office:value-type="float" office:value="20852.2784785994" calcext:value-type="float">
            <text:p>20852.2784785994</text:p>
          </table:table-cell>
          <table:table-cell office:value-type="float" office:value="21442.6821008604" calcext:value-type="float">
            <text:p>21442.6821008604</text:p>
          </table:table-cell>
          <table:table-cell office:value-type="float" office:value="22338.2142156668" calcext:value-type="float">
            <text:p>22338.2142156668</text:p>
          </table:table-cell>
          <table:table-cell office:value-type="float" office:value="14429.0750968308" calcext:value-type="float">
            <text:p>14429.0750968308</text:p>
          </table:table-cell>
          <table:table-cell office:value-type="float" office:value="44436.23712746" calcext:value-type="float">
            <text:p>44436.23712746</text:p>
          </table:table-cell>
          <table:table-cell office:value-type="float" office:value="59045.4238640832" calcext:value-type="float">
            <text:p>59045.4238640832</text:p>
          </table:table-cell>
          <table:table-cell office:value-type="float" office:value="100653.35598664" calcext:value-type="float">
            <text:p>100653.35598664</text:p>
          </table:table-cell>
          <table:table-cell office:value-type="float" office:value="58813.3753302358" calcext:value-type="float">
            <text:p>58813.3753302358</text:p>
          </table:table-cell>
          <table:table-cell office:value-type="float" office:value="73834.1926771802" calcext:value-type="float">
            <text:p>73834.1926771802</text:p>
          </table:table-cell>
          <table:table-cell office:value-type="float" office:value="2453.62851838346" calcext:value-type="float">
            <text:p>2453.62851838346</text:p>
          </table:table-cell>
          <table:table-cell office:value-type="float" office:value="7961.17648095508" calcext:value-type="float">
            <text:p>7961.17648095508</text:p>
          </table:table-cell>
          <table:table-cell office:value-type="float" office:value="21503.6666666667" calcext:value-type="float">
            <text:p>21503.6666666667</text:p>
          </table:table-cell>
          <table:table-cell office:value-type="float" office:value="43671.2975361968" calcext:value-type="float">
            <text:p>43671.2975361968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number-columns-repeated="2"/>
          <table:table-cell office:value-type="float" office:value="120248.988052357" calcext:value-type="float">
            <text:p>120248.988052357</text:p>
          </table:table-cell>
          <table:table-cell office:value-type="float" office:value="6246.76661771931" calcext:value-type="float">
            <text:p>6246.76661771931</text:p>
          </table:table-cell>
          <table:table-cell office:value-type="float" office:value="6643.99831956299" calcext:value-type="float">
            <text:p>6643.99831956299</text:p>
          </table:table-cell>
          <table:table-cell office:value-type="float" office:value="15976.2394056868" calcext:value-type="float">
            <text:p>15976.2394056868</text:p>
          </table:table-cell>
          <table:table-cell table:style-name="Default" office:value-type="float" office:value="653.707066096953" calcext:value-type="float">
            <text:p>653.707066096953</text:p>
          </table:table-cell>
          <table:table-cell table:style-name="Default" office:value-type="float" office:value="7048.33333333333" calcext:value-type="float">
            <text:p>7048.33333333333</text:p>
          </table:table-cell>
          <table:table-cell office:value-type="float" office:value="70961.662863033" calcext:value-type="float">
            <text:p>70961.662863033</text:p>
          </table:table-cell>
          <table:table-cell office:value-type="float" office:value="21556.4563797921" calcext:value-type="float">
            <text:p>21556.4563797921</text:p>
          </table:table-cell>
          <table:table-cell office:value-type="float" office:value="26885.9531453569" calcext:value-type="float">
            <text:p>26885.9531453569</text:p>
          </table:table-cell>
          <table:table-cell office:value-type="float" office:value="22424.0116017301" calcext:value-type="float">
            <text:p>22424.0116017301</text:p>
          </table:table-cell>
          <table:table-cell office:value-type="float" office:value="26243.8760336541" calcext:value-type="float">
            <text:p>26243.8760336541</text:p>
          </table:table-cell>
          <table:table-cell office:value-type="float" office:value="20852.2784785994" calcext:value-type="float">
            <text:p>20852.2784785994</text:p>
          </table:table-cell>
          <table:table-cell office:value-type="float" office:value="21442.6821008604" calcext:value-type="float">
            <text:p>21442.6821008604</text:p>
          </table:table-cell>
          <table:table-cell office:value-type="float" office:value="22347.1006239326" calcext:value-type="float">
            <text:p>22347.1006239326</text:p>
          </table:table-cell>
          <table:table-cell office:value-type="float" office:value="14451.1972712125" calcext:value-type="float">
            <text:p>14451.1972712125</text:p>
          </table:table-cell>
          <table:table-cell office:value-type="float" office:value="44453.0328542737" calcext:value-type="float">
            <text:p>44453.0328542737</text:p>
          </table:table-cell>
          <table:table-cell office:value-type="float" office:value="59030.7357029816" calcext:value-type="float">
            <text:p>59030.7357029816</text:p>
          </table:table-cell>
          <table:table-cell office:value-type="float" office:value="100493.689006769" calcext:value-type="float">
            <text:p>100493.689006769</text:p>
          </table:table-cell>
          <table:table-cell office:value-type="float" office:value="58569.8352216935" calcext:value-type="float">
            <text:p>58569.8352216935</text:p>
          </table:table-cell>
          <table:table-cell office:value-type="float" office:value="73821.2500331341" calcext:value-type="float">
            <text:p>73821.2500331341</text:p>
          </table:table-cell>
          <table:table-cell office:value-type="float" office:value="2492.13796809911" calcext:value-type="float">
            <text:p>2492.13796809911</text:p>
          </table:table-cell>
          <table:table-cell office:value-type="float" office:value="7967.11869425832" calcext:value-type="float">
            <text:p>7967.11869425832</text:p>
          </table:table-cell>
          <table:table-cell office:value-type="float" office:value="21540.6666666667" calcext:value-type="float">
            <text:p>21540.6666666667</text:p>
          </table:table-cell>
          <table:table-cell office:value-type="float" office:value="42670.4328579805" calcext:value-type="float">
            <text:p>42670.4328579805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number-columns-repeated="2"/>
          <table:table-cell office:value-type="float" office:value="120222.340384814" calcext:value-type="float">
            <text:p>120222.340384814</text:p>
          </table:table-cell>
          <table:table-cell office:value-type="float" office:value="6246.53978860027" calcext:value-type="float">
            <text:p>6246.53978860027</text:p>
          </table:table-cell>
          <table:table-cell office:value-type="float" office:value="6662.74535724308" calcext:value-type="float">
            <text:p>6662.74535724308</text:p>
          </table:table-cell>
          <table:table-cell office:value-type="float" office:value="16032.2901232424" calcext:value-type="float">
            <text:p>16032.2901232424</text:p>
          </table:table-cell>
          <table:table-cell table:style-name="Default" office:value-type="float" office:value="654.622055656375" calcext:value-type="float">
            <text:p>654.622055656375</text:p>
          </table:table-cell>
          <table:table-cell table:style-name="Default" office:value-type="float" office:value="7059.33333333333" calcext:value-type="float">
            <text:p>7059.33333333333</text:p>
          </table:table-cell>
          <table:table-cell office:value-type="float" office:value="71029.9118757825" calcext:value-type="float">
            <text:p>71029.9118757825</text:p>
          </table:table-cell>
          <table:table-cell office:value-type="float" office:value="21406.1640952992" calcext:value-type="float">
            <text:p>21406.1640952992</text:p>
          </table:table-cell>
          <table:table-cell office:value-type="float" office:value="26776.9510422248" calcext:value-type="float">
            <text:p>26776.9510422248</text:p>
          </table:table-cell>
          <table:table-cell office:value-type="float" office:value="22510.7196537658" calcext:value-type="float">
            <text:p>22510.7196537658</text:p>
          </table:table-cell>
          <table:table-cell office:value-type="float" office:value="26223.9153904179" calcext:value-type="float">
            <text:p>26223.9153904179</text:p>
          </table:table-cell>
          <table:table-cell office:value-type="float" office:value="20852.2784785994" calcext:value-type="float">
            <text:p>20852.2784785994</text:p>
          </table:table-cell>
          <table:table-cell office:value-type="float" office:value="21454.6579240408" calcext:value-type="float">
            <text:p>21454.6579240408</text:p>
          </table:table-cell>
          <table:table-cell office:value-type="float" office:value="22342.7002026387" calcext:value-type="float">
            <text:p>22342.7002026387</text:p>
          </table:table-cell>
          <table:table-cell office:value-type="float" office:value="14492.8432886243" calcext:value-type="float">
            <text:p>14492.8432886243</text:p>
          </table:table-cell>
          <table:table-cell office:value-type="float" office:value="44557.8796655597" calcext:value-type="float">
            <text:p>44557.8796655597</text:p>
          </table:table-cell>
          <table:table-cell office:value-type="float" office:value="59285.0407160214" calcext:value-type="float">
            <text:p>59285.0407160214</text:p>
          </table:table-cell>
          <table:table-cell office:value-type="float" office:value="101267.13840866" calcext:value-type="float">
            <text:p>101267.13840866</text:p>
          </table:table-cell>
          <table:table-cell office:value-type="float" office:value="58755.0207324566" calcext:value-type="float">
            <text:p>58755.0207324566</text:p>
          </table:table-cell>
          <table:table-cell office:value-type="float" office:value="73821.2500331341" calcext:value-type="float">
            <text:p>73821.2500331341</text:p>
          </table:table-cell>
          <table:table-cell office:value-type="float" office:value="2475.06133197322" calcext:value-type="float">
            <text:p>2475.06133197322</text:p>
          </table:table-cell>
          <table:table-cell office:value-type="float" office:value="7961.17648095508" calcext:value-type="float">
            <text:p>7961.17648095508</text:p>
          </table:table-cell>
          <table:table-cell office:value-type="float" office:value="21535.6666666667" calcext:value-type="float">
            <text:p>21535.6666666667</text:p>
          </table:table-cell>
          <table:table-cell office:value-type="float" office:value="43651.1282169384" calcext:value-type="float">
            <text:p>43651.1282169384</text:p>
          </table:table-cell>
          <table:table-cell table:number-columns-repeated="16"/>
        </table:table-row>
        <table:table-row table:style-name="ro4">
          <table:table-cell table:style-name="ce3" table:number-columns-spanned="2" table:number-rows-spanned="1"/>
          <table:covered-table-cell table:style-name="ce11" table:formula="of:=SUM([.D11:.N11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best result of heuristic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23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formula="of:=SUM([.D12:.Z12])/15" office:value-type="float" office:value="0.00303976708412546" calcext:value-type="float">
            <text:p>0.003039767084125</text:p>
          </table:table-cell>
          <table:table-cell table:style-name="ce13" table:formula="of:=[.B12]" office:value-type="percentage" office:value="0.00303976708412546" calcext:value-type="percentage">
            <text:p>0.30%</text:p>
          </table:table-cell>
          <table:table-cell table:style-name="ce112" table:formula="of:=([.D$4]-[.D7])/[.D$4]" office:value-type="float" office:value="0.00713814155507241" calcext:value-type="float">
            <text:p>0.007138141555072</text:p>
          </table:table-cell>
          <table:table-cell table:style-name="ce112" table:number-columns-repeated="2"/>
          <table:table-cell table:style-name="ce112" table:formula="of:=([.G$4]-[.G7])/[.G$4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J$4]-[.J7])/[.J$4]" office:value-type="float" office:value="0.00414890183980989" calcext:value-type="float">
            <text:p>0.00414890183981</text:p>
          </table:table-cell>
          <table:table-cell table:style-name="ce112"/>
          <table:table-cell table:style-name="ce112" table:formula="of:=([.L$4]-[.L7])/[.L$4]" office:value-type="float" office:value="0.00418516133834102" calcext:value-type="float">
            <text:p>0.004185161338341</text:p>
          </table:table-cell>
          <table:table-cell table:style-name="ce112" table:formula="of:=([.M$4]-[.M7])/[.M$4]" office:value-type="float" office:value="0.0084826989079209" calcext:value-type="float">
            <text:p>0.008482698907921</text:p>
          </table:table-cell>
          <table:table-cell table:style-name="ce112" table:formula="of:=([.N$4]-[.N7])/[.N$4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Q$4]-[.Q7])/[.Q$4]" office:value-type="float" office:value="0.00125312543098629" calcext:value-type="float">
            <text:p>0.001253125430986</text:p>
          </table:table-cell>
          <table:table-cell table:style-name="ce112"/>
          <table:table-cell table:style-name="ce112" table:formula="of:=([.S$4]-[.S7])/[.S$4]" office:value-type="float" office:value="0.0100555823763801" calcext:value-type="float">
            <text:p>0.01005558237638</text:p>
          </table:table-cell>
          <table:table-cell table:style-name="ce112" table:formula="of:=([.T$4]-[.T7])/[.T$4]" office:value-type="float" office:value="0.0014067721801493" calcext:value-type="float">
            <text:p>0.001406772180149</text:p>
          </table:table-cell>
          <table:table-cell table:style-name="ce112" table:formula="of:=([.U$4]-[.U7])/[.U$4]" office:value-type="float" office:value="0" calcext:value-type="float">
            <text:p>0</text:p>
          </table:table-cell>
          <table:table-cell table:style-name="ce112" table:formula="of:=([.V$4]-[.V7])/[.V$4]" office:value-type="float" office:value="0.00546719167348392" calcext:value-type="float">
            <text:p>0.005467191673484</text:p>
          </table:table-cell>
          <table:table-cell table:style-name="ce112" table:formula="of:=([.W$4]-[.W7])/[.W$4]" office:value-type="float" office:value="0" calcext:value-type="float">
            <text:p>0</text:p>
          </table:table-cell>
          <table:table-cell table:style-name="ce112" table:formula="of:=([.X$4]-[.X7])/[.X$4]" office:value-type="float" office:value="0" calcext:value-type="float">
            <text:p>0</text:p>
          </table:table-cell>
          <table:table-cell table:style-name="ce112"/>
          <table:table-cell table:style-name="ce112" table:formula="of:=([.Z$4]-[.Z7])/[.Z$4]" office:value-type="float" office:value="0.00345893095973804" calcext:value-type="float">
            <text:p>0.003458930959738</text:p>
          </table:table-cell>
          <table:table-cell table:style-name="ce112" table:formula="of:=([.AA$4]-[.AA7])/[.AA$4]" office:value-type="float" office:value="0.00613299158483973" calcext:value-type="float">
            <text:p>0.00613299158484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formula="of:=SUM([.D13:.Z13])/15" office:value-type="float" office:value="0.0112203703344683" calcext:value-type="float">
            <text:p>0.011220370334468</text:p>
          </table:table-cell>
          <table:table-cell table:style-name="ce13" table:formula="of:=[.B13]" office:value-type="percentage" office:value="0.0112203703344683" calcext:value-type="percentage">
            <text:p>1.12%</text:p>
          </table:table-cell>
          <table:table-cell table:style-name="ce112" table:formula="of:=([.D$4]-[.D8])/[.D$4]" office:value-type="float" office:value="0.0188162816648847" calcext:value-type="float">
            <text:p>0.018816281664885</text:p>
          </table:table-cell>
          <table:table-cell table:style-name="ce112" table:number-columns-repeated="2"/>
          <table:table-cell table:style-name="ce112" table:formula="of:=([.G$4]-[.G8])/[.G$4]" office:value-type="float" office:value="0.00786146837877895" calcext:value-type="float">
            <text:p>0.007861468378779</text:p>
          </table:table-cell>
          <table:table-cell table:style-name="ce112" table:number-columns-repeated="2"/>
          <table:table-cell table:style-name="ce112" table:formula="of:=([.J$4]-[.J8])/[.J$4]" office:value-type="float" office:value="0.0081403408173018" calcext:value-type="float">
            <text:p>0.008140340817302</text:p>
          </table:table-cell>
          <table:table-cell table:style-name="ce112"/>
          <table:table-cell table:style-name="ce112" table:formula="of:=([.L$4]-[.L8])/[.L$4]" office:value-type="float" office:value="0.0126731704768828" calcext:value-type="float">
            <text:p>0.012673170476883</text:p>
          </table:table-cell>
          <table:table-cell table:style-name="ce112" table:formula="of:=([.M$4]-[.M8])/[.M$4]" office:value-type="float" office:value="0.0104476540412153" calcext:value-type="float">
            <text:p>0.010447654041215</text:p>
          </table:table-cell>
          <table:table-cell table:style-name="ce112" table:formula="of:=([.N$4]-[.N8])/[.N$4]" office:value-type="float" office:value="0.0189051480875602" calcext:value-type="float">
            <text:p>0.01890514808756</text:p>
          </table:table-cell>
          <table:table-cell table:style-name="ce112" table:number-columns-repeated="2"/>
          <table:table-cell table:style-name="ce112" table:formula="of:=([.Q$4]-[.Q8])/[.Q$4]" office:value-type="float" office:value="0.00716975266455512" calcext:value-type="float">
            <text:p>0.007169752664555</text:p>
          </table:table-cell>
          <table:table-cell table:style-name="ce112"/>
          <table:table-cell table:style-name="ce112" table:formula="of:=([.S$4]-[.S8])/[.S$4]" office:value-type="float" office:value="0.0141091721858157" calcext:value-type="float">
            <text:p>0.014109172185816</text:p>
          </table:table-cell>
          <table:table-cell table:style-name="ce112" table:formula="of:=([.T$4]-[.T8])/[.T$4]" office:value-type="float" office:value="0.014867576273832" calcext:value-type="float">
            <text:p>0.014867576273832</text:p>
          </table:table-cell>
          <table:table-cell table:style-name="ce112" table:formula="of:=([.U$4]-[.U8])/[.U$4]" office:value-type="float" office:value="0.0114633351491724" calcext:value-type="float">
            <text:p>0.011463335149172</text:p>
          </table:table-cell>
          <table:table-cell table:style-name="ce112" table:formula="of:=([.V$4]-[.V8])/[.V$4]" office:value-type="float" office:value="0.00878283464856654" calcext:value-type="float">
            <text:p>0.008782834648567</text:p>
          </table:table-cell>
          <table:table-cell table:style-name="ce112" table:formula="of:=([.W$4]-[.W8])/[.W$4]" office:value-type="float" office:value="0.0000876390009585234" calcext:value-type="float">
            <text:p>8.76390009585234E-05</text:p>
          </table:table-cell>
          <table:table-cell table:style-name="ce112" table:formula="of:=([.X$4]-[.X8])/[.X$4]" office:value-type="float" office:value="0.0267104933771069" calcext:value-type="float">
            <text:p>0.026710493377107</text:p>
          </table:table-cell>
          <table:table-cell table:style-name="ce112"/>
          <table:table-cell table:style-name="ce112" table:formula="of:=([.Z$4]-[.Z8])/[.Z$4]" office:value-type="float" office:value="0.00827068825039429" calcext:value-type="float">
            <text:p>0.008270688250394</text:p>
          </table:table-cell>
          <table:table-cell table:style-name="ce112" table:formula="of:=([.AA$4]-[.AA8])/[.AA$4]" office:value-type="float" office:value="0.0169991494817916" calcext:value-type="float">
            <text:p>0.016999149481792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formula="of:=SUM([.D14:.Z14])/15" office:value-type="float" office:value="0.0104463815477221" calcext:value-type="float">
            <text:p>0.010446381547722</text:p>
          </table:table-cell>
          <table:table-cell table:style-name="ce13" table:formula="of:=[.B14]" office:value-type="percentage" office:value="0.0104463815477221" calcext:value-type="percentage">
            <text:p>1.04%</text:p>
          </table:table-cell>
          <table:table-cell table:style-name="ce112" table:formula="of:=([.D$4]-[.D9])/[.D$4]" office:value-type="float" office:value="0.0185987991450709" calcext:value-type="float">
            <text:p>0.018598799145071</text:p>
          </table:table-cell>
          <table:table-cell table:style-name="ce112" table:number-columns-repeated="2"/>
          <table:table-cell table:style-name="ce112" table:formula="of:=([.G$4]-[.G9])/[.G$4]" office:value-type="float" office:value="0.00672834908235292" calcext:value-type="float">
            <text:p>0.006728349082353</text:p>
          </table:table-cell>
          <table:table-cell table:style-name="ce112" table:number-columns-repeated="2"/>
          <table:table-cell table:style-name="ce112" table:formula="of:=([.J$4]-[.J9])/[.J$4]" office:value-type="float" office:value="0.00747985982335593" calcext:value-type="float">
            <text:p>0.007479859823356</text:p>
          </table:table-cell>
          <table:table-cell table:style-name="ce112"/>
          <table:table-cell table:style-name="ce112" table:formula="of:=([.L$4]-[.L9])/[.L$4]" office:value-type="float" office:value="0.015138996117137" calcext:value-type="float">
            <text:p>0.015138996117137</text:p>
          </table:table-cell>
          <table:table-cell table:style-name="ce112" table:formula="of:=([.M$4]-[.M9])/[.M$4]" office:value-type="float" office:value="0.0117649850518557" calcext:value-type="float">
            <text:p>0.011764985051856</text:p>
          </table:table-cell>
          <table:table-cell table:style-name="ce112" table:formula="of:=([.N$4]-[.N9])/[.N$4]" office:value-type="float" office:value="0.0171799395921994" calcext:value-type="float">
            <text:p>0.017179939592199</text:p>
          </table:table-cell>
          <table:table-cell table:style-name="ce112" table:number-columns-repeated="2"/>
          <table:table-cell table:style-name="ce112" table:formula="of:=([.Q$4]-[.Q9])/[.Q$4]" office:value-type="float" office:value="0.00677479294077065" calcext:value-type="float">
            <text:p>0.006774792940771</text:p>
          </table:table-cell>
          <table:table-cell table:style-name="ce112"/>
          <table:table-cell table:style-name="ce112" table:formula="of:=([.S$4]-[.S9])/[.S$4]" office:value-type="float" office:value="0.0137365314294753" calcext:value-type="float">
            <text:p>0.013736531429475</text:p>
          </table:table-cell>
          <table:table-cell table:style-name="ce112" table:formula="of:=([.T$4]-[.T9])/[.T$4]" office:value-type="float" office:value="0.015112638173623" calcext:value-type="float">
            <text:p>0.015112638173623</text:p>
          </table:table-cell>
          <table:table-cell table:style-name="ce112" table:formula="of:=([.U$4]-[.U9])/[.U$4]" office:value-type="float" office:value="0.0130314563729639" calcext:value-type="float">
            <text:p>0.013031456372964</text:p>
          </table:table-cell>
          <table:table-cell table:style-name="ce112" table:formula="of:=([.V$4]-[.V9])/[.V$4]" office:value-type="float" office:value="0.0128873624822985" calcext:value-type="float">
            <text:p>0.012887362482299</text:p>
          </table:table-cell>
          <table:table-cell table:style-name="ce112" table:formula="of:=([.W$4]-[.W9])/[.W$4]" office:value-type="float" office:value="0.000262917002876753" calcext:value-type="float">
            <text:p>0.000262917002877</text:p>
          </table:table-cell>
          <table:table-cell table:style-name="ce112" table:formula="of:=([.X$4]-[.X9])/[.X$4]" office:value-type="float" office:value="0.0114348136915944" calcext:value-type="float">
            <text:p>0.011434813691594</text:p>
          </table:table-cell>
          <table:table-cell table:style-name="ce112"/>
          <table:table-cell table:style-name="ce112" table:formula="of:=([.Z$4]-[.Z9])/[.Z$4]" office:value-type="float" office:value="0.00656428231025685" calcext:value-type="float">
            <text:p>0.006564282310257</text:p>
          </table:table-cell>
          <table:table-cell table:style-name="ce112" table:formula="of:=([.AA$4]-[.AA9])/[.AA$4]" office:value-type="float" office:value="0.0395276953562253" calcext:value-type="float">
            <text:p>0.039527695356225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formula="of:=SUM([.D15:.Z15])/15" office:value-type="float" office:value="0.00955377665981412" calcext:value-type="float">
            <text:p>0.009553776659814</text:p>
          </table:table-cell>
          <table:table-cell table:style-name="ce13" table:formula="of:=[.B15]" office:value-type="percentage" office:value="0.00955377665981412" calcext:value-type="percentage">
            <text:p>0.96%</text:p>
          </table:table-cell>
          <table:table-cell table:style-name="ce112" table:formula="of:=([.D$4]-[.D10])/[.D$4]" office:value-type="float" office:value="0.0188162816648847" calcext:value-type="float">
            <text:p>0.018816281664885</text:p>
          </table:table-cell>
          <table:table-cell table:style-name="ce112" table:number-columns-repeated="2"/>
          <table:table-cell table:style-name="ce112" table:formula="of:=([.G$4]-[.G10])/[.G$4]" office:value-type="float" office:value="0.0032435747654538" calcext:value-type="float">
            <text:p>0.003243574765454</text:p>
          </table:table-cell>
          <table:table-cell table:style-name="ce112" table:number-columns-repeated="2"/>
          <table:table-cell table:style-name="ce112" table:formula="of:=([.J$4]-[.J10])/[.J$4]" office:value-type="float" office:value="0.00652528073137766" calcext:value-type="float">
            <text:p>0.006525280731378</text:p>
          </table:table-cell>
          <table:table-cell table:style-name="ce112"/>
          <table:table-cell table:style-name="ce112" table:formula="of:=([.L$4]-[.L10])/[.L$4]" office:value-type="float" office:value="0.0191318588635546" calcext:value-type="float">
            <text:p>0.019131858863555</text:p>
          </table:table-cell>
          <table:table-cell table:style-name="ce112" table:formula="of:=([.M$4]-[.M10])/[.M$4]" office:value-type="float" office:value="0.00794372707975353" calcext:value-type="float">
            <text:p>0.007943727079754</text:p>
          </table:table-cell>
          <table:table-cell table:style-name="ce112" table:formula="of:=([.N$4]-[.N10])/[.N$4]" office:value-type="float" office:value="0.017927455720001" calcext:value-type="float">
            <text:p>0.017927455720001</text:p>
          </table:table-cell>
          <table:table-cell table:style-name="ce112" table:number-columns-repeated="2"/>
          <table:table-cell table:style-name="ce112" table:formula="of:=([.Q$4]-[.Q10])/[.Q$4]" office:value-type="float" office:value="0.00697037130345546" calcext:value-type="float">
            <text:p>0.006970371303455</text:p>
          </table:table-cell>
          <table:table-cell table:style-name="ce112"/>
          <table:table-cell table:style-name="ce112" table:formula="of:=([.S$4]-[.S10])/[.S$4]" office:value-type="float" office:value="0.0114103328974993" calcext:value-type="float">
            <text:p>0.011410332897499</text:p>
          </table:table-cell>
          <table:table-cell table:style-name="ce112" table:formula="of:=([.T$4]-[.T10])/[.T$4]" office:value-type="float" office:value="0.0108697333476995" calcext:value-type="float">
            <text:p>0.0108697333477</text:p>
          </table:table-cell>
          <table:table-cell table:style-name="ce112" table:formula="of:=([.U$4]-[.U10])/[.U$4]" office:value-type="float" office:value="0.00543525568316584" calcext:value-type="float">
            <text:p>0.005435255683166</text:p>
          </table:table-cell>
          <table:table-cell table:style-name="ce112" table:formula="of:=([.V$4]-[.V10])/[.V$4]" office:value-type="float" office:value="0.00976631976009332" calcext:value-type="float">
            <text:p>0.009766319760093</text:p>
          </table:table-cell>
          <table:table-cell table:style-name="ce112" table:formula="of:=([.W$4]-[.W10])/[.W$4]" office:value-type="float" office:value="0.000262917002876753" calcext:value-type="float">
            <text:p>0.000262917002877</text:p>
          </table:table-cell>
          <table:table-cell table:style-name="ce112" table:formula="of:=([.X$4]-[.X10])/[.X$4]" office:value-type="float" office:value="0.0182086633698237" calcext:value-type="float">
            <text:p>0.018208663369824</text:p>
          </table:table-cell>
          <table:table-cell table:style-name="ce112"/>
          <table:table-cell table:style-name="ce112" table:formula="of:=([.Z$4]-[.Z10])/[.Z$4]" office:value-type="float" office:value="0.00679487770757272" calcext:value-type="float">
            <text:p>0.006794877707573</text:p>
          </table:table-cell>
          <table:table-cell table:style-name="ce112" table:formula="of:=([.AA$4]-[.AA10])/[.AA$4]" office:value-type="float" office:value="0.0174531423582099" calcext:value-type="float">
            <text:p>0.01745314235821</text:p>
          </table:table-cell>
          <table:table-cell table:style-name="ce39" table:number-columns-repeated="10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1" table:formula="of:=SUM([.D16:.N16])/22" office:value-type="float" office:value="0" calcext:value-type="float">
            <text:p>0</text:p>
          </table:covered-table-cell>
          <table:table-cell table:style-name="ce11"/>
          <table:table-cell table:style-name="ce21" office:value-type="string" calcext:value-type="string" table:number-columns-spanned="11" table:number-rows-spanned="1">
            <text:p>Relative difference of the fitness value in comparison with the optimal value if known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23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1" table:formula="of:=SUM([.D17:.Z17])/9" office:value-type="float" office:value="-0.0209134574809803" calcext:value-type="float">
            <text:p>-0.02091345748098</text:p>
          </table:table-cell>
          <table:table-cell table:style-name="ce13" table:formula="of:=[.B17]*(-1)" office:value-type="percentage" office:value="0.0209134574809803" calcext:value-type="percentage">
            <text:p>2.09%</text:p>
          </table:table-cell>
          <table:table-cell table:style-name="ce112"/>
          <table:table-cell table:style-name="ce112" table:formula="of:=([.E$3]-[.E7])/[.E$3]" office:value-type="float" office:value="-0.029373091346336" calcext:value-type="float">
            <text:p>-0.029373091346336</text:p>
          </table:table-cell>
          <table:table-cell table:style-name="ce112" table:formula="of:=([.F$3]-[.F7])/[.F$3]" office:value-type="float" office:value="-0.0336795474418936" calcext:value-type="float">
            <text:p>-0.033679547441894</text:p>
          </table:table-cell>
          <table:table-cell table:style-name="ce112"/>
          <table:table-cell table:style-name="ce112" table:formula="of:=([.H$3]-[.H7])/[.H$3]" office:value-type="float" office:value="-0.0287709585314355" calcext:value-type="float">
            <text:p>-0.028770958531436</text:p>
          </table:table-cell>
          <table:table-cell table:style-name="ce112" table:formula="of:=([.I$3]-[.I7])/[.I$3]" office:value-type="float" office:value="-0.02799385383655" calcext:value-type="float">
            <text:p>-0.02799385383655</text:p>
          </table:table-cell>
          <table:table-cell table:style-name="ce112"/>
          <table:table-cell table:style-name="ce112" table:formula="of:=([.K$3]-[.K7])/[.K$3]" office:value-type="float" office:value="-0.00999488304976874" calcext:value-type="float">
            <text:p>-0.009994883049769</text:p>
          </table:table-cell>
          <table:table-cell table:style-name="ce112" table:number-columns-repeated="3"/>
          <table:table-cell table:style-name="ce112" table:formula="of:=([.O$3]-[.O7])/[.O$3]" office:value-type="float" office:value="-0.00339108261153278" calcext:value-type="float">
            <text:p>-0.003391082611533</text:p>
          </table:table-cell>
          <table:table-cell table:style-name="ce112" table:formula="of:=([.P$3]-[.P7])/[.P$3]" office:value-type="float" office:value="-0.0181895999063609" calcext:value-type="float">
            <text:p>-0.018189599906361</text:p>
          </table:table-cell>
          <table:table-cell table:style-name="ce112"/>
          <table:table-cell table:style-name="ce112" table:formula="of:=([.R$3]-[.R7])/[.R$3]" office:value-type="float" office:value="-0.0169245920642341" calcext:value-type="float">
            <text:p>-0.016924592064234</text:p>
          </table:table-cell>
          <table:table-cell table:style-name="ce112" table:number-columns-repeated="6"/>
          <table:table-cell table:style-name="ce112" table:formula="of:=([.Y$3]-[.Y7])/[.Y$3]" office:value-type="float" office:value="-0.0199035085407107" calcext:value-type="float">
            <text:p>-0.019903508540711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1" table:formula="of:=SUM([.D18:.Z18])/9" office:value-type="float" office:value="-0.0109893255240604" calcext:value-type="float">
            <text:p>-0.01098932552406</text:p>
          </table:table-cell>
          <table:table-cell table:style-name="ce13" table:formula="of:=[.B18]*(-1)" office:value-type="percentage" office:value="0.0109893255240604" calcext:value-type="percentage">
            <text:p>1.10%</text:p>
          </table:table-cell>
          <table:table-cell table:style-name="ce112"/>
          <table:table-cell table:style-name="ce112" table:formula="of:=([.E$3]-[.E8])/[.E$3]" office:value-type="float" office:value="-0.0222919870533357" calcext:value-type="float">
            <text:p>-0.022291987053336</text:p>
          </table:table-cell>
          <table:table-cell table:style-name="ce112" table:formula="of:=([.F$3]-[.F8])/[.F$3]" office:value-type="float" office:value="-0.0191947610386343" calcext:value-type="float">
            <text:p>-0.019194761038634</text:p>
          </table:table-cell>
          <table:table-cell table:style-name="ce112"/>
          <table:table-cell table:style-name="ce112" table:formula="of:=([.H$3]-[.H8])/[.H$3]" office:value-type="float" office:value="-0.0145758546713497" calcext:value-type="float">
            <text:p>-0.01457585467135</text:p>
          </table:table-cell>
          <table:table-cell table:style-name="ce112" table:formula="of:=([.I$3]-[.I8])/[.I$3]" office:value-type="float" office:value="-0.0168539325842697" calcext:value-type="float">
            <text:p>-0.01685393258427</text:p>
          </table:table-cell>
          <table:table-cell table:style-name="ce112"/>
          <table:table-cell table:style-name="ce112" table:formula="of:=([.K$3]-[.K8])/[.K$3]" office:value-type="float" office:value="-0.00450348390054638" calcext:value-type="float">
            <text:p>-0.004503483900546</text:p>
          </table:table-cell>
          <table:table-cell table:style-name="ce112" table:number-columns-repeated="3"/>
          <table:table-cell table:style-name="ce112" table:formula="of:=([.O$3]-[.O8])/[.O$3]" office:value-type="float" office:value="-0.0048921563674521" calcext:value-type="float">
            <text:p>-0.004892156367452</text:p>
          </table:table-cell>
          <table:table-cell table:style-name="ce112" table:formula="of:=([.P$3]-[.P8])/[.P$3]" office:value-type="float" office:value="-0.00696859456903079" calcext:value-type="float">
            <text:p>-0.006968594569031</text:p>
          </table:table-cell>
          <table:table-cell table:style-name="ce112"/>
          <table:table-cell table:style-name="ce112" table:formula="of:=([.R$3]-[.R8])/[.R$3]" office:value-type="float" office:value="-0.00320372498141582" calcext:value-type="float">
            <text:p>-0.003203724981416</text:p>
          </table:table-cell>
          <table:table-cell table:style-name="ce112" table:number-columns-repeated="6"/>
          <table:table-cell table:style-name="ce112" table:formula="of:=([.Y$3]-[.Y8])/[.Y$3]" office:value-type="float" office:value="-0.006419434550509" calcext:value-type="float">
            <text:p>-0.006419434550509</text:p>
          </table:table-cell>
          <table:table-cell table:style-name="ce112" table:number-columns-repeated="2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1" table:formula="of:=SUM([.D19:.Z19])/9" office:value-type="float" office:value="-0.0121010975893512" calcext:value-type="float">
            <text:p>-0.012101097589351</text:p>
          </table:table-cell>
          <table:table-cell table:style-name="ce13" table:formula="of:=[.B19]*(-1)" office:value-type="percentage" office:value="0.0121010975893512" calcext:value-type="percentage">
            <text:p>1.21%</text:p>
          </table:table-cell>
          <table:table-cell table:style-name="ce112"/>
          <table:table-cell table:style-name="ce112" table:formula="of:=([.E$3]-[.E9])/[.E$3]" office:value-type="float" office:value="-0.0222400197219391" calcext:value-type="float">
            <text:p>-0.022240019721939</text:p>
          </table:table-cell>
          <table:table-cell table:style-name="ce112" table:formula="of:=([.F$3]-[.F9])/[.F$3]" office:value-type="float" office:value="-0.0171023548375514" calcext:value-type="float">
            <text:p>-0.017102354837551</text:p>
          </table:table-cell>
          <table:table-cell table:style-name="ce112"/>
          <table:table-cell table:style-name="ce112" table:formula="of:=([.H$3]-[.H9])/[.H$3]" office:value-type="float" office:value="-0.0177446070333084" calcext:value-type="float">
            <text:p>-0.017744607033308</text:p>
          </table:table-cell>
          <table:table-cell table:style-name="ce112" table:formula="of:=([.I$3]-[.I9])/[.I$3]" office:value-type="float" office:value="-0.0153173917218857" calcext:value-type="float">
            <text:p>-0.015317391721886</text:p>
          </table:table-cell>
          <table:table-cell table:style-name="ce112"/>
          <table:table-cell table:style-name="ce112" table:formula="of:=([.K$3]-[.K9])/[.K$3]" office:value-type="float" office:value="-0.0127323258392686" calcext:value-type="float">
            <text:p>-0.012732325839269</text:p>
          </table:table-cell>
          <table:table-cell table:style-name="ce112" table:number-columns-repeated="3"/>
          <table:table-cell table:style-name="ce112" table:formula="of:=([.O$3]-[.O9])/[.O$3]" office:value-type="float" office:value="-0.0048921563674521" calcext:value-type="float">
            <text:p>-0.004892156367452</text:p>
          </table:table-cell>
          <table:table-cell table:style-name="ce112" table:formula="of:=([.P$3]-[.P9])/[.P$3]" office:value-type="float" office:value="-0.00696859456903079" calcext:value-type="float">
            <text:p>-0.006968594569031</text:p>
          </table:table-cell>
          <table:table-cell table:style-name="ce112"/>
          <table:table-cell table:style-name="ce112" table:formula="of:=([.R$3]-[.R9])/[.R$3]" office:value-type="float" office:value="-0.00474180331252693" calcext:value-type="float">
            <text:p>-0.004741803312527</text:p>
          </table:table-cell>
          <table:table-cell table:style-name="ce112" table:number-columns-repeated="6"/>
          <table:table-cell table:style-name="ce112" table:formula="of:=([.Y$3]-[.Y9])/[.Y$3]" office:value-type="float" office:value="-0.007170624901198" calcext:value-type="float">
            <text:p>-0.007170624901198</text:p>
          </table:table-cell>
          <table:table-cell table:style-name="ce112" table:number-columns-repeated="2"/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1" table:formula="of:=SUM([.D20:.Z20])/9" office:value-type="float" office:value="-0.0122664069374755" calcext:value-type="float">
            <text:p>-0.012266406937476</text:p>
          </table:table-cell>
          <table:table-cell table:style-name="ce13" table:formula="of:=[.B20]*(-1)" office:value-type="percentage" office:value="0.0122664069374755" calcext:value-type="percentage">
            <text:p>1.23%</text:p>
          </table:table-cell>
          <table:table-cell table:style-name="ce112"/>
          <table:table-cell table:style-name="ce112" table:formula="of:=([.E$3]-[.E10])/[.E$3]" office:value-type="float" office:value="-0.0222029007102471" calcext:value-type="float">
            <text:p>-0.022202900710247</text:p>
          </table:table-cell>
          <table:table-cell table:style-name="ce112" table:formula="of:=([.F$3]-[.F10])/[.F$3]" office:value-type="float" office:value="-0.0199722616697828" calcext:value-type="float">
            <text:p>-0.019972261669783</text:p>
          </table:table-cell>
          <table:table-cell table:style-name="ce112"/>
          <table:table-cell table:style-name="ce112" table:formula="of:=([.H$3]-[.H10])/[.H$3]" office:value-type="float" office:value="-0.0191691375881845" calcext:value-type="float">
            <text:p>-0.019169137588185</text:p>
          </table:table-cell>
          <table:table-cell table:style-name="ce112" table:formula="of:=([.I$3]-[.I10])/[.I$3]" office:value-type="float" office:value="-0.0169019494862187" calcext:value-type="float">
            <text:p>-0.016901949486219</text:p>
          </table:table-cell>
          <table:table-cell table:style-name="ce112"/>
          <table:table-cell table:style-name="ce112" table:formula="of:=([.K$3]-[.K10])/[.K$3]" office:value-type="float" office:value="-0.0056715245578076" calcext:value-type="float">
            <text:p>-0.005671524557808</text:p>
          </table:table-cell>
          <table:table-cell table:style-name="ce112" table:number-columns-repeated="3"/>
          <table:table-cell table:style-name="ce112" table:formula="of:=([.O$3]-[.O10])/[.O$3]" office:value-type="float" office:value="-0.0048921563674521" calcext:value-type="float">
            <text:p>-0.004892156367452</text:p>
          </table:table-cell>
          <table:table-cell table:style-name="ce112" table:formula="of:=([.P$3]-[.P10])/[.P$3]" office:value-type="float" office:value="-0.00753099053144127" calcext:value-type="float">
            <text:p>-0.007530990531441</text:p>
          </table:table-cell>
          <table:table-cell table:style-name="ce112"/>
          <table:table-cell table:style-name="ce112" table:formula="of:=([.R$3]-[.R10])/[.R$3]" office:value-type="float" office:value="-0.00763730697563665" calcext:value-type="float">
            <text:p>-0.007637306975637</text:p>
          </table:table-cell>
          <table:table-cell table:style-name="ce112" table:number-columns-repeated="6"/>
          <table:table-cell table:style-name="ce112" table:formula="of:=([.Y$3]-[.Y10])/[.Y$3]" office:value-type="float" office:value="-0.006419434550509" calcext:value-type="float">
            <text:p>-0.006419434550509</text:p>
          </table:table-cell>
          <table:table-cell table:style-name="ce112" table:number-columns-repeated="2"/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/>
          <table:table-cell table:style-name="ce7" table:number-columns-repeated="36"/>
          <table:table-cell table:number-columns-repeated="6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heuritics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0.0209134574809803" calcext:value-type="percentage">
            <text:p>2.09%</text:p>
          </table:table-cell>
          <table:table-cell table:style-name="ce10" table:formula="of:=[.C12]" office:value-type="percentage" office:value="0.00303976708412546" calcext:value-type="percentage">
            <text:p>0.30%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0.0109893255240604" calcext:value-type="percentage">
            <text:p>1.10%</text:p>
          </table:table-cell>
          <table:table-cell table:style-name="ce10" table:formula="of:=[.C13]" office:value-type="percentage" office:value="0.0112203703344683" calcext:value-type="percentage">
            <text:p>1.12%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0.0121010975893512" calcext:value-type="percentage">
            <text:p>1.21%</text:p>
          </table:table-cell>
          <table:table-cell table:style-name="ce10" table:formula="of:=[.C14]" office:value-type="percentage" office:value="0.0104463815477221" calcext:value-type="percentage">
            <text:p>1.04%</text:p>
          </table:table-cell>
          <table:table-cell table:style-name="ce7" table:number-columns-repeated="33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0.0122664069374755" calcext:value-type="percentage">
            <text:p>1.23%</text:p>
          </table:table-cell>
          <table:table-cell table:style-name="ce10" table:formula="of:=[.C15]" office:value-type="percentage" office:value="0.00955377665981412" calcext:value-type="percentage">
            <text:p>0.96%</text:p>
          </table:table-cell>
          <table:table-cell table:style-name="ce7" table:number-columns-repeated="33"/>
          <table:table-cell table:number-columns-repeated="6"/>
        </table:table-row>
        <table:table-row table:style-name="ro5" table:number-rows-repeated="9">
          <table:table-cell table:style-name="ce7" table:number-columns-repeated="37"/>
          <table:table-cell table:number-columns-repeated="6"/>
        </table:table-row>
        <table:table-row table:style-name="ro5" table:number-rows-repeated="1048540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Sheet2" table:style-name="ta1">
        <table:table-column table:style-name="co17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1"/>
        </table:table-row>
        <table:table-row table:style-name="ro5">
          <table:table-cell table:number-columns-repeated="4"/>
          <table: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0:46:51.362657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10:55:45.639689626</dc:date>
    <meta:editing-duration>P3DT2H38M52S</meta:editing-duration>
    <meta:editing-cycles>122</meta:editing-cycles>
    <meta:generator>LibreOffice/6.4.2.2$MacOSX_X86_64 LibreOffice_project/4e471d8c02c9c90f512f7f9ead8875b57fcb1ec3</meta:generator>
    <meta:document-statistic meta:table-count="2" meta:cell-count="301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8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b7b3ca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7:RESULTS.A20 RESULTS.C17:RESULTS.C20" chart:data-source-has-labels="column" svg:x="2.388cm" svg:y="0.187cm" svg:width="10.645cm" svg:height="12.866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cm" svg:y="13.175cm" chart:style-name="ch4">
              <text:p>Crossover type</text:p>
            </chart:title>
            <chart:categories table:cell-range-address="RESULTS.A17:RESULTS.A20"/>
          </chart:axis>
          <chart:axis chart:dimension="y" chart:name="primary-y" chart:style-name="ch5">
            <chart:title svg:x="0.288cm" svg:y="7.029cm" chart:style-name="ch6">
              <text:p>E</text:p>
            </chart:title>
            <chart:grid chart:style-name="ch7" chart:class="major"/>
          </chart:axis>
          <chart:series chart:style-name="ch8" chart:values-cell-range-address="RESULTS.C17:RESULTS.C20" chart:class="chart:bar">
            <chart:data-point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7:RESULTS.A20</svg:desc>
                </draw:g>
              </table:table-cell>
              <table:table-cell office:value-type="float" office:value="0.0209134574809803">
                <text:p>0.0209134574809803</text:p>
                <draw:g>
                  <svg:desc>RESULTS.C17:RESULTS.C20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109893255240604">
                <text:p>0.0109893255240604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121010975893512">
                <text:p>0.0121010975893512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122664069374755">
                <text:p>0.0122664069374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8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90"/>
      <style:text-properties fo:font-size="2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d7d7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2:RESULTS.A15 RESULTS.C12:RESULTS.C15" chart:data-source-has-labels="column" svg:x="2.388cm" svg:y="0.187cm" svg:width="10.645cm" svg:height="12.866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2cm" svg:y="13.175cm" chart:style-name="ch4">
              <text:p>Crossover type</text:p>
            </chart:title>
            <chart:categories table:cell-range-address="RESULTS.A12:RESULTS.A15"/>
          </chart:axis>
          <chart:axis chart:dimension="y" chart:name="primary-y" chart:style-name="ch5">
            <chart:title svg:x="0.388cm" svg:y="6.726cm" chart:style-name="ch6">
              <text:p>I</text:p>
            </chart:title>
            <chart:grid chart:style-name="ch7" chart:class="major"/>
          </chart:axis>
          <chart:series chart:style-name="ch8" chart:values-cell-range-address="RESULTS.C12:RESULTS.C15" chart:class="chart:bar">
            <chart:data-point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2:RESULTS.A15</svg:desc>
                </draw:g>
              </table:table-cell>
              <table:table-cell office:value-type="float" office:value="0.00303976708412546">
                <text:p>0.00303976708412546</text:p>
                <draw:g>
                  <svg:desc>RESULTS.C12:RESULTS.C15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112203703344683">
                <text:p>0.0112203703344683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104463815477221">
                <text:p>0.0104463815477221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0955377665981412">
                <text:p>0.009553776659814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